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3be0" officeooo:paragraph-rsid="001b3be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3be0"/>
    </style:style>
    <style:style style:name="T6" style:family="text">
      <style:text-properties fo:color="#dcddde" loext:opacity="100%" style:font-name="Whitney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8th</text:span> of <text:span text:style-name="T5">June</text:span> 202<text:span text:style-name="T5">2</text:span> under the <text:span text:style-name="T5">19th</text:span> PA Meeting.</text:p>
      <text:p text:style-name="P1"/>
      <text:p text:style-name="P1">The Assembly, recognising the current situation,</text:p>
      <text:p text:style-name="P1"/>
      <text:p text:style-name="P4">Constitutes the need to add European Portuguese as secondary language of the PA alongside Porpoistani, this because a big part of the server speaks or understands it now, and some can better express themselves in that language than English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4">RedPanda_4</text:p>
      <text:p text:style-name="P4">MrBased</text:p>
      <text:p text:style-name="P4">Comradedoggo_22</text:p>
      <text:p text:style-name="P4">eldegron</text:p>
      <text:p text:style-name="P4">Roxxagon</text:p>
      <text:p text:style-name="P1"/>
      <text:p text:style-name="P1"/>
      <text:p text:style-name="P1"/>
      <text:p text:style-name="Standard"><text:span text:style-name="T1">[</text:span><text:span text:style-name="T2">Motion 19-3: To add european portuguese as secondary language of the PA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9T04:26:40.947267668</dc:date>
    <meta:editing-duration>PT2M49S</meta:editing-duration>
    <meta:editing-cycles>6</meta:editing-cycles>
    <meta:generator>LibreOffice/7.3.4.2$Linux_X86_64 LibreOffice_project/8cb1c265a8f71ce63e37a2ff337b4f2ebc525cbc</meta:generator>
    <meta:document-statistic meta:table-count="0" meta:image-count="0" meta:object-count="0" meta:page-count="1" meta:paragraph-count="12" meta:word-count="82" meta:character-count="523" meta:non-whitespace-character-count="453"/>
  </office:meta>
</office:document-meta>
</file>